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0de854" officeooo:paragraph-rsid="000de854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127622" loext:opacity="100%" fo:font-size="16pt" fo:font-weight="normal" officeooo:rsid="000de854" officeooo:paragraph-rsid="000de854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4pt" fo:font-weight="normal" officeooo:rsid="000de854" officeooo:paragraph-rsid="000de854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0de854" officeooo:paragraph-rsid="000de85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6pt" fo:font-weight="normal" officeooo:rsid="000e074c" officeooo:paragraph-rsid="000e074c" style:font-size-asian="16pt" style:font-weight-asian="normal" style:font-size-complex="16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0e074c" officeooo:paragraph-rsid="000e074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8pt" fo:font-weight="bold" officeooo:rsid="000e074c" officeooo:paragraph-rsid="000e074c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127622" loext:opacity="100%" fo:font-size="16pt" fo:font-weight="normal" officeooo:rsid="000de854" officeooo:paragraph-rsid="000e074c" style:font-size-asian="14pt" style:font-weight-asian="normal" style:font-size-complex="16pt" style:font-weight-complex="normal"/>
    </style:style>
    <style:style style:name="P9" style:family="paragraph" style:parent-style-name="Standard">
      <style:text-properties fo:color="#127622" loext:opacity="100%" fo:font-size="16pt" fo:font-weight="normal" officeooo:rsid="000e074c" officeooo:paragraph-rsid="000e074c" style:font-size-asian="14pt" style:font-weight-asian="normal" style:font-size-complex="16pt" style:font-weight-complex="normal"/>
    </style:style>
    <style:style style:name="P10" style:family="paragraph" style:parent-style-name="Standard" style:list-style-name="L2">
      <style:text-properties fo:color="#000000" loext:opacity="100%" fo:font-size="14pt" fo:font-weight="normal" officeooo:rsid="000e074c" officeooo:paragraph-rsid="000e074c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0e074c" officeooo:paragraph-rsid="000e074c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M Bajo demanda</text:p>
      <text:p text:style-name="P1"/>
      <text:p text:style-name="P2">Que es:</text:p>
      <text:p text:style-name="P2"/>
      <text:p text:style-name="P3">Es un sistema de gestión de relaciones con clientes que se aloja en la nube, este se puede obtener mediante una subcripción</text:p>
      <text:p text:style-name="P3"/>
      <text:p text:style-name="P2">Características:</text:p>
      <text:p text:style-name="P2"/>
      <text:list text:style-name="L1">
        <text:list-item>
          <text:p text:style-name="P4">gran accesibilidad, los usuarios pueden acceder desde cualquier dispositivo mientras que tengan acceso a </text:p>
          <text:p text:style-name="P4"/>
        </text:list-item>
        <text:list-item>
          <text:p text:style-name="P4">Bajos costos, no se necesita hacer una gran inversión inicial, ya que se obtiene por una subscripción</text:p>
          <text:p text:style-name="P4"/>
        </text:list-item>
        <text:list-item>
          <text:p text:style-name="P4">la gestión recae en el proveedor del servicio</text:p>
          <text:p text:style-name="P4"/>
        </text:list-item>
        <text:list-item>
          <text:p text:style-name="P4">muy flexible,las empresas pueden adaptarse según sus necesidades</text:p>
          <text:p text:style-name="P4"/>
        </text:list-item>
        <text:list-item>
          <text:p text:style-name="P4">mas seguro que el CRM on premise ya que añade una capa más de seguridad</text:p>
        </text:list-item>
      </text:list>
      <text:p text:style-name="P3"/>
      <text:p text:style-name="P5">Ejemplos</text:p>
      <text:p text:style-name="P6"/>
      <text:p text:style-name="P6">Salesforce </text:p>
      <text:p text:style-name="P6"/>
      <text:p text:style-name="P6">HubSpot CRM </text:p>
      <text:p text:style-name="P6"/>
      <text:p text:style-name="P6">Pipedrive </text:p>
      <text:p text:style-name="P6"/>
      <text:p text:style-name="P6">Insightly </text:p>
      <text:p text:style-name="P6"/>
      <text:p text:style-name="P7">CRM On Premise</text:p>
      <text:p text:style-name="P6"/>
      <text:p text:style-name="P8">Que es:</text:p>
      <text:p text:style-name="P6"/>
      <text:p text:style-name="P6">es un sistema d relaciones con clientes que se instala y gestiona de manera local, es decir, en la propia empresa</text:p>
      <text:p text:style-name="P6"/>
      <text:p text:style-name="P8">Características:</text:p>
      <text:p text:style-name="P9"/>
      <text:list text:style-name="L2">
        <text:list-item>
          <text:p text:style-name="P10">Control total sobre los datos de los clientes</text:p>
          <text:p text:style-name="P10"/>
        </text:list-item>
        <text:list-item>
          <text:p text:style-name="P10">gran capacidad de personalizacion</text:p>
          <text:p text:style-name="P10"><text:soft-page-break/></text:p>
        </text:list-item>
        <text:list-item>
          <text:p text:style-name="P10">grandes costos iniciales</text:p>
          <text:p text:style-name="P10"/>
        </text:list-item>
        <text:list-item>
          <text:p text:style-name="P10">requirimiento de mantenimiento continuo</text:p>
        </text:list-item>
      </text:list>
      <text:p text:style-name="P6"/>
      <text:p text:style-name="P6"/>
      <text:p text:style-name="P5">Ejemplos</text:p>
      <text:p text:style-name="P6"/>
      <text:p text:style-name="P11">Microsoft Dynamics 365 (versión on-premise) <text:s/></text:p>
      <text:p text:style-name="P11"/>
      <text:p text:style-name="P11">SugarCRM (versión on-premise) </text:p>
      <text:p text:style-name="P11"/>
      <text:p text:style-name="P11">SAP CRM </text:p>
      <text:p text:style-name="P11"/>
      <text:p text:style-name="P11">EspoCRM 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8:41:34.165967100</meta:creation-date>
    <dc:date>2025-09-23T19:10:20.859645800</dc:date>
    <meta:editing-duration>PT12M7S</meta:editing-duration>
    <meta:editing-cycles>1</meta:editing-cycles>
    <meta:document-statistic meta:table-count="0" meta:image-count="0" meta:object-count="0" meta:page-count="2" meta:paragraph-count="27" meta:word-count="163" meta:character-count="1015" meta:non-whitespace-character-count="878"/>
    <meta:generator>LibreOffice/25.2.5.2$Windows_X86_64 LibreOffice_project/03d19516eb2e1dd5d4ccd751a0d6f35f35e08022</meta:generator>
  </office:meta>
</office:document-meta>
</file>